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4pt" style:font-size-asian="12.25pt" style:font-size-complex="14pt"/>
    </style:style>
    <style:style style:name="T1" style:family="text">
      <style:text-properties officeooo:rsid="0011f62e"/>
    </style:style>
    <style:style style:name="T2" style:family="text">
      <style:text-properties officeooo:rsid="0012eca2"/>
    </style:style>
    <style:style style:name="T3" style:family="text">
      <style:text-properties officeooo:rsid="001368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8343618" text:style-name="L1">
        <text:list-item>
          <text:p text:style-name="P1">Qualitative case study of rewriting the video game Pingus from C++ to Céu.</text:p>
        </text:list-item>
        <text:list-item>
          <text:p text:style-name="P1">Céu eliminate<text:span text:style-name="T1">s</text:span> callbacks and <text:span text:style-name="T1">supports</text:span> <text:span text:style-name="T2">programming </text:span>in direct and sequential style.</text:p>
        </text:list-item>
        <text:list-item>
          <text:p text:style-name="P1">Gains in productivity for six behaviors in the game.</text:p>
        </text:list-item>
        <text:list-item>
          <text:p text:style-name="P1">Categorization <text:span text:style-name="T3">of </text:span>the behaviors in four recurrent control-flow patter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21:15:43.218283129</meta:creation-date>
    <dc:date>2018-04-26T21:22:55.522116973</dc:date>
    <meta:editing-duration>PT7M12S</meta:editing-duration>
    <meta:editing-cycles>4</meta:editing-cycles>
    <meta:generator>LibreOffice/5.4.5.1$Linux_X86_64 LibreOffice_project/40m0$Build-1</meta:generator>
    <meta:document-statistic meta:table-count="0" meta:image-count="0" meta:object-count="0" meta:page-count="1" meta:paragraph-count="4" meta:word-count="46" meta:character-count="283" meta:non-whitespace-character-count="245"/>
  </office:meta>
</office:document-meta>
</file>